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1.2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0fff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objet incorporé (OLE) 1" draw:style-name="gr1" draw:text-style-name="P1" svg:width="0.321cm" svg:height="0.474cm" svg:x="6.012cm" svg:y="0.5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objet incorporé (OLE) 2" draw:style-name="gr1" draw:text-style-name="P1" svg:width="0.971cm" svg:height="0.559cm" svg:x="4.425cm" svg:y="1.10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objet incorporé (OLE) 3" draw:style-name="gr1" draw:text-style-name="P1" svg:width="0.973cm" svg:height="0.559cm" svg:x="5.682cm" svg:y="1.127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number-columns-repeated="3" table:default-cell-style-name="ce2"/>
        <table:table-row table:style-name="ro1">
          <table:table-cell table:style-name="ce1" table:number-columns-repeated="7"/>
          <table:table-cell/>
        </table:table-row>
        <table:table-row table:style-name="ro2">
          <table:table-cell table:style-name="ce1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Q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remarqu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2"/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mise à 0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ise à 1 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7"/>
          <table:table-cell/>
        </table:table-row>
        <table:table-row table:style-name="ro3" table:number-rows-repeated="10">
          <table:table-cell table:number-columns-repeated="8"/>
        </table:table-row>
        <table:table-row table:style-name="ro3">
          <table:table-cell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17:03:01.8484173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2:16:00.611090298</meta:creation-date>
    <dc:date>2024-04-21T17:04:32.839550160</dc:date>
    <meta:editing-duration>PT12M25S</meta:editing-duration>
    <meta:editing-cycles>7</meta:editing-cycles>
    <meta:generator>LibreOffice/7.6.4.1$Linux_X86_64 LibreOffice_project/60$Build-1</meta:generator>
    <meta:document-statistic meta:table-count="1" meta:cell-count="18" meta:object-count="3"/>
  </office:meta>
</office:document-meta>
</file>

<file path=Object 1/content.xml><?xml version="1.0" encoding="utf-8"?>
<math xmlns="http://www.w3.org/1998/Math/MathML" display="block">
  <semantics>
    <mover accent="true">
      <mi>Q</mi>
      <mo>¯</mo>
    </mover>
    <annotation encoding="StarMath 5.0">overline {Q} </annotation>
  </semantics>
</math>
</file>

<file path=Object 2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3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